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fo:color="#767171" style:font-name="Arial" fo:font-style="italic" fo:font-weight="bold" officeooo:paragraph-rsid="000125fd" style:font-name-asian="Times New Roman1" style:language-asian="fr" style:country-asian="FR" style:font-style-asian="italic" style:font-weight-asian="bold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3" style:family="paragraph" style:parent-style-name="List_20_Paragraph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4" style:family="paragraph" style:parent-style-name="Standard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5" style:family="paragraph" style:parent-style-name="List_20_Paragraph">
      <style:text-properties style:font-name="Arial" fo:font-weight="bold" style:font-weight-asian="bold" style:font-name-complex="Arial1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7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8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9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8439f" officeooo:paragraph-rsid="0008439f" style:font-name-asian="Times New Roman1" style:language-asian="fr" style:country-asian="FR" style:font-weight-asian="bold" style:font-name-complex="Arial1"/>
    </style:style>
    <style:style style:name="P20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c6d47" officeooo:paragraph-rsid="000c6d47" style:font-name-asian="Times New Roman1" style:language-asian="fr" style:country-asian="FR" style:font-weight-asian="bold" style:font-name-complex="Arial1"/>
    </style:style>
    <style:style style:name="P21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c6d47" style:font-name-asian="Times New Roman1" style:language-asian="fr" style:country-asian="FR" style:font-weight-asian="bold" style:font-name-complex="Arial1"/>
    </style:style>
    <style:style style:name="P22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dc97a" officeooo:paragraph-rsid="000dc97a" style:font-name-asian="Times New Roman1" style:language-asian="fr" style:country-asian="FR" style:font-weight-asian="bold" style:font-name-complex="Arial1"/>
    </style:style>
    <style:style style:name="P23" style:family="paragraph" style:parent-style-name="Standard" style:list-style-name="WWNum4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24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5" style:family="paragraph" style:parent-style-name="List_20_Paragraph" style:list-style-name="WWNum3">
      <style:text-properties style:font-name="Arial" fo:font-weight="bold" style:font-weight-asian="bold" style:font-name-complex="Arial1"/>
    </style:style>
    <style:style style:name="P26" style:family="paragraph" style:parent-style-name="List_20_Paragraph" style:list-style-name="WWNum3">
      <style:text-properties style:font-name="Arial" fo:font-weight="bold" officeooo:rsid="000a93d3" officeooo:paragraph-rsid="000a93d3" style:font-weight-asian="bold" style:font-name-complex="Arial1"/>
    </style:style>
    <style:style style:name="P27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28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10de7e" officeooo:paragraph-rsid="0010de7e" style:font-name-asian="Times New Roman1" style:language-asian="fr" style:country-asian="FR" style:font-weight-asian="bold" style:font-name-complex="Arial1"/>
    </style:style>
    <style:style style:name="T1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2" style:family="text">
      <style:text-properties fo:color="#000000" style:font-name="Arial" fo:font-weight="normal" officeooo:rsid="000a93d3" style:font-name-asian="Times New Roman1" style:language-asian="fr" style:country-asian="FR" style:font-weight-asian="normal" style:font-name-complex="Arial1" style:font-weight-complex="normal"/>
    </style:style>
    <style:style style:name="T3" style:family="text">
      <style:text-properties fo:color="#000000" style:font-name="Arial" style:font-name-asian="Times New Roman1" style:language-asian="fr" style:country-asian="FR" style:font-name-complex="Arial1"/>
    </style:style>
    <style:style style:name="T4" style:family="text">
      <style:text-properties fo:color="#000000" style:font-name="Arial" style:font-name-complex="Arial1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officeooo:rsid="00030626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style:font-name="Times New Roman" fo:font-size="12pt" officeooo:rsid="000a93d3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9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10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  <style:style style:name="T11" style:family="text">
      <style:text-properties fo:color="#767171" style:font-name="Arial" fo:font-style="italic" fo:font-weight="bold" officeooo:rsid="00030626" style:font-name-asian="Times New Roman1" style:language-asian="fr" style:country-asian="FR" style:font-style-asian="italic" style:font-weight-asian="bold" style:font-name-complex="Arial1"/>
    </style:style>
    <style:style style:name="T12" style:family="text">
      <style:text-properties fo:color="#767171" style:font-name="Arial" fo:font-style="italic" fo:font-weight="bold" officeooo:rsid="0014f6a1" style:font-name-asian="Times New Roman1" style:language-asian="fr" style:country-asian="FR" style:font-style-asian="italic" style:font-weight-asian="bold" style:font-name-complex="Arial1"/>
    </style:style>
    <style:style style:name="T13" style:family="text">
      <style:text-properties fo:color="#767171" style:font-name="Arial" fo:font-style="italic" fo:font-weight="bold" officeooo:rsid="0015dcee" style:font-name-asian="Times New Roman1" style:language-asian="fr" style:country-asian="FR" style:font-style-asian="italic" style:font-weight-asian="bold" style:font-name-complex="Arial1"/>
    </style:style>
    <style:style style:name="T14" style:family="text">
      <style:text-properties officeooo:rsid="000a93d3"/>
    </style:style>
    <style:style style:name="T15" style:family="text">
      <style:text-properties officeooo:rsid="000f1d2f"/>
    </style:style>
    <style:style style:name="T16" style:family="text">
      <style:text-properties officeooo:rsid="000fb1e8"/>
    </style:style>
    <style:style style:name="T17" style:family="text">
      <style:text-properties officeooo:rsid="0010373d"/>
    </style:style>
    <style:style style:name="T18" style:family="text">
      <style:text-properties officeooo:rsid="001275f6"/>
    </style:style>
    <style:style style:name="T19" style:family="text">
      <style:text-properties officeooo:rsid="0013384c"/>
    </style:style>
    <style:style style:name="T20" style:family="text">
      <style:text-properties officeooo:rsid="0015d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t CASSIOPEE® :</text:p>
      <text:p text:style-name="P11">« Database Firewall »</text:p>
      <text:p text:style-name="P12">Compte rendu de réunion n°0<text:span text:style-name="T14">6</text:span>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6">Motif :</text:p>
            <text:p text:style-name="P5">Réunion de projet</text:p>
          </table:table-cell>
          <table:table-cell table:style-name="Tableau1.A1" office:value-type="string">
            <text:p text:style-name="P6">Lieu :</text:p>
            <text:p text:style-name="P9">D101-01</text:p>
          </table:table-cell>
          <table:table-cell table:style-name="Tableau1.C1" office:value-type="string">
            <text:p text:style-name="P2"><text:span text:style-name="T1">Date :</text:span><text:span text:style-name="T5"> </text:span><text:span text:style-name="T7">23</text:span><text:span text:style-name="T5"> </text:span><text:span text:style-name="T6">mai</text:span><text:span text:style-name="T5"> 2017</text:span></text:p>
            <text:p text:style-name="P2"><text:span text:style-name="T1">Heure de début : </text:span><text:span text:style-name="T2">17</text:span><text:span text:style-name="T5">h</text:span><text:span text:style-name="T6">0</text:span><text:span text:style-name="T5">0</text:span></text:p>
            <text:p text:style-name="P2"><text:span text:style-name="T1">Durée :</text:span><text:span text:style-name="T5"> </text:span><text:span text:style-name="T6">1h</text:span></text:p>
          </table:table-cell>
        </table:table-row>
      </table:table>
      <text:p text:style-name="P5"/>
      <text:p text:style-name="P4"><text:span text:style-name="T8">Liste de diffusion :</text:span><text:span text:style-name="T3"> </text:span><text:span text:style-name="T4">Grégory Blanc, Grégoire Menguy, Baptiste Polvé</text:span></text:p>
      <text:p text:style-name="P14">Ordre du jour</text:p>
      <text:list xml:id="list6291708842908484106" text:style-name="WWNum3">
        <text:list-item>
          <text:p text:style-name="P25">Avancement</text:p>
          <text:list>
            <text:list-item>
              <text:p text:style-name="P26">Gestion des attaques</text:p>
            </text:list-item>
            <text:list-item>
              <text:p text:style-name="P26">Test<text:span text:style-name="T17">s</text:span> DVWA</text:p>
            </text:list-item>
            <text:list-item>
              <text:p text:style-name="P26">Amélioration<text:span text:style-name="T17">s</text:span> de la grammaire MySQL</text:p>
            </text:list-item>
            <text:list-item>
              <text:p text:style-name="P26">Utilisation du barème </text:p>
            </text:list-item>
            <text:list-item>
              <text:p text:style-name="P26">Rapport de synthèse</text:p>
            </text:list-item>
          </text:list>
        </text:list-item>
        <text:list-item>
          <text:p text:style-name="P25">Prévisions</text:p>
        </text:list-item>
        <text:list-item>
          <text:p text:style-name="P25">Échange avec le client</text:p>
        </text:list-item>
      </text:list>
      <text:p text:style-name="P15"/>
      <text:p text:style-name="P15"/>
      <text:h text:style-name="P24" text:outline-level="1">Avancement du projet</text:h>
      <text:list xml:id="list4853286173414935518" text:style-name="WWNum1">
        <text:list-item>
          <text:p text:style-name="P17">Gestion des attaques</text:p>
          <text:list>
            <text:list-item>
              <text:p text:style-name="P17">Le DBF <text:span text:style-name="T20">détecte et gère</text:span> les requêtes malveillantes</text:p>
            </text:list-item>
            <text:list-item>
              <text:p text:style-name="P17">Le système de log<text:span text:style-name="T20">s</text:span> montre les requêtes bloquées</text:p>
              <text:p text:style-name="P17"/>
            </text:list-item>
          </text:list>
        </text:list-item>
        <text:list-item>
          <text:p text:style-name="P17">Tests avec DVWA</text:p>
          <text:list>
            <text:list-item>
              <text:p text:style-name="P17">Les premiers tests ont été réalisés</text:p>
              <text:p text:style-name="P17">→ Le DBF fonctionne bien</text:p>
              <text:p text:style-name="P17"/>
            </text:list-item>
          </text:list>
        </text:list-item>
        <text:list-item>
          <text:p text:style-name="P17">Amélioration de la grammaire MySQL</text:p>
          <text:list>
            <text:list-item>
              <text:p text:style-name="P17">Rajout de méthodes MySQL dans la grammaire</text:p>
              <text:p text:style-name="P19">→ <text:span text:style-name="T14">Moins de faux positifs mais plus de faux négatifs</text:span></text:p>
            </text:list-item>
            <text:list-item>
              <text:p text:style-name="P17">Ajout d<text:span text:style-name="T17">'une</text:span> whitelist pour gérer les exceptions </text:p>
              <text:p text:style-name="P17"/>
            </text:list-item>
          </text:list>
        </text:list-item>
        <text:list-item>
          <text:p text:style-name="P17">Utilisation du Barème</text:p>
          <text:list>
            <text:list-item>
              <text:p text:style-name="P17">Barème implémenté et fonctionnel</text:p>
              <text:p text:style-name="P17"/>
            </text:list-item>
          </text:list>
        </text:list-item>
        <text:list-item>
          <text:p text:style-name="P17">Rapport de synthèse</text:p>
          <text:list>
            <text:list-item>
              <text:p text:style-name="P17">Le plan est validé</text:p>
            </text:list-item>
            <text:list-item>
              <text:p text:style-name="P17">rendu pour le client : archive avec les sources du projet et <text:span text:style-name="T20">notice d</text:span>'installation</text:p>
            </text:list-item>
          </text:list>
        </text:list-item>
      </text:list>
      <text:p text:style-name="P7"/>
      <text:p text:style-name="P7"/>
      <text:p text:style-name="P7"/>
      <text:p text:style-name="P7"/>
      <text:h text:style-name="P24" text:outline-level="1"><text:soft-page-break/></text:h>
      <text:h text:style-name="P24" text:outline-level="1">Prévisions</text:h>
      <text:list xml:id="list3342853471546111707" text:style-name="WWNum2">
        <text:list-item>
          <text:p text:style-name="P27">Faire d'autres tests avec SQLmap</text:p>
        </text:list-item>
        <text:list-item>
          <text:p text:style-name="P27">Trouver une base de données de requêtes légitimes et faire les tests</text:p>
        </text:list-item>
        <text:list-item>
          <text:p text:style-name="P28">Améliorer le système de log (cf. Échange avec le client )</text:p>
        </text:list-item>
        <text:list-item>
          <text:p text:style-name="P28">Résoudre la faille de la whitelist (cf. Échange avec le client )</text:p>
        </text:list-item>
      </text:list>
      <text:p text:style-name="P13"/>
      <text:p text:style-name="P13"/>
      <text:h text:style-name="P24" text:outline-level="1">Échanges avec le client </text:h>
      <text:list xml:id="list5378073744478371098" text:style-name="WWNum4">
        <text:list-item>
          <text:p text:style-name="P18">Amélioration du système de log<text:span text:style-name="T20">s</text:span> : </text:p>
          <text:list>
            <text:list-item>
              <text:p text:style-name="P18">Écrire pourquoi la requête a été bloquée</text:p>
              <text:p text:style-name="P18"/>
            </text:list-item>
          </text:list>
        </text:list-item>
        <text:list-item>
          <text:p text:style-name="P18">Whitelist :</text:p>
          <text:list>
            <text:list-item>
              <text:p text:style-name="P18">Résoudre le problème de la complétude des signature<text:span text:style-name="T18">s</text:span> ( Cf : UNION )</text:p>
              <text:p text:style-name="P18"/>
            </text:list-item>
          </text:list>
        </text:list-item>
        <text:list-item>
          <text:p text:style-name="P20">Tests :</text:p>
          <text:list>
            <text:list-item>
              <text:p text:style-name="P20"><text:span text:style-name="T15">T</text:span>ests temporels : faire de nombreux tests et faire la moyenne des temps</text:p>
            </text:list-item>
            <text:list-item>
              <text:p text:style-name="P20">Tests performance : charge CPU et RAM sur l'hôte</text:p>
              <text:p text:style-name="P21"/>
            </text:list-item>
          </text:list>
        </text:list-item>
        <text:list-item>
          <text:p text:style-name="P22"><text:span text:style-name="T15">Mettre les éléments suivants sur le p</text:span>oster :</text:p>
          <text:list>
            <text:list-item>
              <text:p text:style-name="P23"><text:span text:style-name="T19">Les</text:span> motivation<text:span text:style-name="T15">s</text:span> <text:span text:style-name="T15">du projet</text:span></text:p>
            </text:list-item>
            <text:list-item>
              <text:p text:style-name="P23"><text:span text:style-name="T19">L</text:span>es politiques de sécurité <text:span text:style-name="T15">utilisées (blacklist, barème)</text:span></text:p>
            </text:list-item>
            <text:list-item>
              <text:p text:style-name="P23"><text:span text:style-name="T19">Les moyens,</text:span> technique<text:span text:style-name="T15">s employés</text:span></text:p>
            </text:list-item>
            <text:list-item>
              <text:p text:style-name="P23"><text:span text:style-name="T19">L</text:span>es résultat<text:span text:style-name="T15">s </text:span></text:p>
            </text:list-item>
            <text:list-item>
              <text:p text:style-name="P23"><text:span text:style-name="T19">P</text:span>our aller plus loin</text:p>
            </text:list-item>
            <text:list-item>
              <text:p text:style-name="P23"><text:span text:style-name="T19">I</text:span>l faut <text:span text:style-name="T15">surtout</text:span> <text:span text:style-name="T16">faire </text:span>comprendre les <text:span text:style-name="T15">différentes</text:span> phases du projet</text:p>
            </text:list-item>
          </text:list>
        </text:list-item>
      </text:list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9">Ce CR sera considéré comme validé mard</text:span><text:span text:style-name="T12">i</text:span><text:span text:style-name="T9"> </text:span><text:span text:style-name="T13">30</text:span><text:span text:style-name="T9">/0</text:span><text:span text:style-name="T11">5</text:span><text:span text:style-name="T9">/2017</text:span><text:bookmark text:name="_GoBack"/><text:span text:style-name="T9"> en l’absence de remarque</text:span><text:span text:style-name="T10">s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5-24T08:59:02.560793274</dc:date>
    <meta:editing-cycles>49</meta:editing-cycles>
    <meta:editing-duration>PT1H15M42S</meta:editing-duration>
    <meta:generator>LibreOffice/5.1.6.2$Linux_X86_64 LibreOffice_project/10m0$Build-2</meta:generator>
    <meta:document-statistic meta:table-count="1" meta:image-count="0" meta:object-count="0" meta:page-count="2" meta:paragraph-count="64" meta:word-count="357" meta:character-count="1853" meta:non-whitespace-character-count="15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